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39pt"/>
    </style:style>
    <style:style style:name="co2" style:family="table-column">
      <style:table-column-properties fo:break-before="auto" style:column-width="46.29pt"/>
    </style:style>
    <style:style style:name="co3" style:family="table-column">
      <style:table-column-properties fo:break-before="auto" style:column-width="115pt"/>
    </style:style>
    <style:style style:name="co4" style:family="table-column">
      <style:table-column-properties fo:break-before="auto" style:column-width="359.69pt"/>
    </style:style>
    <style:style style:name="co5" style:family="table-column">
      <style:table-column-properties fo:break-before="auto" style:column-width="124.5pt"/>
    </style:style>
    <style:style style:name="co6" style:family="table-column">
      <style:table-column-properties fo:break-before="auto" style:column-width="64.01pt"/>
    </style:style>
    <style:style style:name="ro1" style:family="table-row">
      <style:table-row-properties style:row-height="13.4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data-style-name="N0">
      <style:table-cell-properties style:vertical-align="top"/>
      <style:text-properties fo:font-weight="bold" style:font-weight-asian="bold" style:font-weight-complex="bold"/>
    </style:style>
    <style:style style:name="ce5" style:family="table-cell" style:parent-style-name="Default" style:data-style-name="N0">
      <style:table-cell-properties style:vertical-align="top"/>
      <style:text-properties fo:font-weight="normal" style:font-weight-asian="normal" style:font-weight-complex="normal"/>
    </style:style>
    <style:style style:name="ce6" style:family="table-cell" style:parent-style-name="Default" style:data-style-name="N0">
      <style:text-properties fo:font-weight="normal" style:font-weight-asian="normal" style:font-weight-complex="normal"/>
    </style:style>
    <style:style style:name="ce11" style:family="table-cell" style:parent-style-name="Default" style:data-style-name="N100">
      <style:table-cell-properties style:vertical-align="top"/>
      <style:text-properties fo:font-weight="bold" style:font-weight-asian="bold" style:font-weight-complex="bold"/>
    </style:style>
    <style:style style:name="ce2" style:family="table-cell" style:parent-style-name="Default" style:data-style-name="N100">
      <style:table-cell-properties style:vertical-align="top"/>
    </style:style>
    <style:style style:name="ce8" style:family="table-cell" style:parent-style-name="Default">
      <style:table-cell-properties style:vertical-align="top"/>
    </style:style>
    <style:style style:name="ce9" style:family="table-cell" style:parent-style-name="Default" style:data-style-name="N100">
      <style:table-cell-properties fo:wrap-option="no-wrap" style:vertical-align="top"/>
    </style:style>
    <style:style style:name="ce3" style:family="table-cell" style:parent-style-name="Default" style:data-style-name="N100">
      <style:table-cell-properties fo:wrap-option="wrap" style:vertical-align="top"/>
    </style:style>
    <style:style style:name="ce18" style:family="table-cell" style:parent-style-name="Default" style:data-style-name="N100">
      <style:table-cell-properties fo:wrap-option="no-wrap" style:vertical-align="top"/>
      <style:text-properties fo:font-weight="bold" style:font-weight-asian="bold" style:font-weight-complex="bold"/>
    </style:style>
    <style:style style:name="ce12"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4" table:default-cell-style-name="ce9"/>
        <table:table-column table:style-name="co5" table:default-cell-style-name="ce2"/>
        <table:table-column table:style-name="co6" table:number-columns-repeated="58" table:default-cell-style-name="ce2"/>
        <table:table-row table:style-name="ro1">
          <table:table-cell table:style-name="ce4" office:value-type="string" calcext:value-type="string">
            <text:p>Day</text:p>
          </table:table-cell>
          <table:table-cell table:style-name="ce11" office:value-type="string" calcext:value-type="string">
            <text:p>Time</text:p>
          </table:table-cell>
          <table:table-cell table:style-name="ce11" office:value-type="string" calcext:value-type="string">
            <text:p>Duration</text:p>
          </table:table-cell>
          <table:table-cell table:style-name="ce11" office:value-type="string" calcext:value-type="string">
            <text:p>Speaker</text:p>
          </table:table-cell>
          <table:table-cell table:style-name="ce11" office:value-type="string" calcext:value-type="string">
            <text:p>Title</text:p>
          </table:table-cell>
          <table:table-cell table:style-name="ce18" office:value-type="string" calcext:value-type="string">
            <text:p>Description</text:p>
          </table:table-cell>
          <table:table-cell table:style-name="ce11" office:value-type="string" calcext:value-type="string">
            <text:p>Room</text:p>
          </table:table-cell>
          <table:table-cell table:style-name="ce11" office:value-type="string" calcext:value-type="string">
            <text:p>Track</text:p>
          </table:table-cell>
          <table:table-cell table:number-columns-repeated="57"/>
        </table:table-row>
        <table:table-row table:style-name="ro1">
          <table:table-cell office:value-type="float" office:value="1" calcext:value-type="float">
            <text:p>1</text:p>
          </table:table-cell>
          <table:table-cell office:value-type="string" calcext:value-type="string">
            <text:p>13:00</text:p>
          </table:table-cell>
          <table:table-cell office:value-type="string" calcext:value-type="string">
            <text:p>01:00</text:p>
          </table:table-cell>
          <table:table-cell/>
          <table:table-cell office:value-type="string" calcext:value-type="string">
            <text:p>Opening Speech</text:p>
          </table:table-cell>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Jiří Horáček</text:p>
          </table:table-cell>
          <table:table-cell office:value-type="string" calcext:value-type="string">
            <text:p>Things which matter the most: reality, brain and consciousness</text:p>
          </table:table-cell>
          <table:table-cell office:value-type="string" calcext:value-type="string">
            <text:p>Linking physical reality, brain activity and consciousness still stands as one of the most interesting and elusive problems of neuroscience, psychology, psychiatry and philosophy. Finding their mutual relationships represents the first step toward explanation how the brain process external information and how the picture of reality in our mind relates the world. <text:s/>In this lecture, I deal with two central questions of consciousness: how and why? “How” refers to the theoretical and empirical approach to reveal the neural correlates and mechanisms that form consciousness. On the other hand, “why” refers to both the evolutionary origin and the question why is there conscious experience at all. <text:s/>The extraordinary states of consciousness elicited by the psychedelics, such as DMT, psilocybin and LSD, represent one of the most powerful tools for understanding neurobiology of consciousness and answering both “why” and “how” questions. The results of brain neuroimaging studies on the effect of psychedelic drugs on structure of consciousness provide an explanation for its phenomenological features, including unconstrained cognition, meaning of concepts of reality and a sense of expanded consciousness awareness. We will discuss how psychedelics, and other modern techniques such as neurostimulation, may increase cognitive flexibility and creativity, elucidate our understanding of the structure of external physical reality and enhance human potential in general.</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Dr Maxim Orlovsky</text:p>
          </table:table-cell>
          <table:table-cell office:value-type="string" calcext:value-type="string">
            <text:p>A proper path to digital immortality</text:p>
          </table:table-cell>
          <table:table-cell office:value-type="string" calcext:value-type="string">
            <text:p>Last year my talk was devoted to uncensorable and unregulated artificial intelligence. This year I'd like to give more technical insights into the topic and describe how existing Bitcoin and Lightning Network technologies can be utilized to break the attribution between computing, messaging, storage and ownership — and physical identity of the person. Then, I will disclose why these steps are a required part of the equation that can eventually lead to digital immortality.</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Juraj Bednár, Mirek Nečas, Veronika Jelínková, Juraj Karpiš, Radek Pilich</text:p>
          </table:table-cell>
          <table:table-cell table:style-name="Default" office:value-type="string" calcext:value-type="string">
            <text:p>Panel - BIOHACK YOURSELF</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Paul Rosenberg</text:p>
          </table:table-cell>
          <table:table-cell office:value-type="string" calcext:value-type="string">
            <text:p>Opting-Out, To Precisely What?</text:p>
          </table:table-cell>
          <table:table-cell office:value-type="string" calcext:value-type="string">
            <text:p>Yes, we all want to escape the pressures and abuse of the reigning systems, but things don’t become magically wonderful just because we’ve opted-out. New structures and new ways of living have to be built outside, and even though we’ve made a nice start, it has been just a small start. We have a long, long way to go. <text:s/>We’re also guaranteed to face challenges on the outside, not only from bad people who may follow us there, but because none of us are fully developed, and we all carry some difficulties with us. <text:s/>Being outside gives us space to build anew and to create better structures for ourselves, and then to improve ourselves. We’ll have to choose our actions well and we’ll have to work hard, but if we do, even the sky will be no limit.</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table:style-name="Default" office:value-type="string" calcext:value-type="string">
            <text:p>Who Vouches For You?: A Radical Crime Law Proposal</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roject Libertas</text:p>
          </table:table-cell>
          <table:table-cell office:value-type="string" calcext:value-type="string">
            <text:p>An update on the first documentary film about Czech and Slovak crypto scene with exclusive content preview for HCPP19 attendee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Olga Ukolova</text:p>
          </table:table-cell>
          <table:table-cell office:value-type="string" calcext:value-type="string">
            <text:p>NAP for artificial agents: will AI knock before slamming the humanity's door?</text:p>
          </table:table-cell>
          <table:table-cell office:value-type="string" calcext:value-type="string">
            <text:p>Each code of conduct is a derivative from nature of actors and nature of interaction between them. Humans have been trying to overcome (or suppress) their nature by creating moral standards, rules, by means of which they could judge each other and decide whether to build the interaction further or to refuse and disrupt the communication. <text:s/>For the last decades we have been trying to apply our ethics and moral principles to other types of agents - artificial ones, in order to judge them and be capable of reacting accordingly. But do computers have the nature similar to ours that would make the application possible? Will the nature of interaction between artificial and biological agents be the same as human-to-human? Will AI have a goodwill to politely ask us to cooperate before tearing down our barbed wire fences? </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table:style-name="ce8" office:value-type="string" calcext:value-type="string">
            <text:p>exiledsurfer</text:p>
          </table:table-cell>
          <table:table-cell office:value-type="string" calcext:value-type="string">
            <text:p>Lightning Talks</text:p>
          </table:table-cell>
          <table:table-cell office:value-type="string" calcext:value-type="string">
            <text:p>Speakers: exiledsurfer <text:s/>exiledsurfer BIO exiledsurfer co-founded Bitcoiners Without Borders in 2013 together with no-statist Mike Gogulski and technologist / futurist Vinay Gupta. exiledsurfer is a Privacy, Transparency &amp; Decentralization Open-ReSourcerer whose clients have included The Bitcoin Foundation, The Trustlines Foundation, and status.im. He is a co-conspiritor at the Department of Decentralization, which produces the ETHberlin hackathon and does research at the intersection between art and cryptography. As a digital artist / activist, he has produced memetic media for the micronation State of Sabotage, Wikileaks, Anonymous, Lulzsec, Occupy Wallstreet, and the Arab Spring. <text:s text:c="2"/>ABSTRACT - Stateless in the Panopticon exiledsurfer will trace his personal journey to statelessness when his passport was revoked by the US State Department in 2014, covering the challenges, trade-offs, and benefits of living in the parallel cypherpunk systems of finance and identity in his ongoing battle to maintain personal freedom and sovereignty under surveillance capitalism’s panopticon institution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Marketa Dolejsova</text:p>
          </table:table-cell>
          <table:table-cell office:value-type="string" calcext:value-type="string">
            <text:p>“Of Course There Are Risks Involved But It Is My Body After All”: Paradoxes of Personalized Nutrition &amp; Diet Hacking</text:p>
          </table:table-cell>
          <table:table-cell office:value-type="string" calcext:value-type="string">
            <text:p>Roman poet and philosopher Lucretius said in the 1st century BC that what is food to one, may be bitter poison to others. In 2019, hyperconnected, health-focused consumers return to this premise and claim the obsolescence of one-size-fits-all dietary guidelines in favor of personalized nutrition (PN) approaches. Drawing on the recent advances in self-quantification technologies, affordable machine learning, and genome sequencing techniques, PN practitioners experiment with food products and services tailored to their individual lifestyle preferences as well as phenotypic and genotypic traits. ​These practitioners are often motivated by their distrust in official dietary recommendations issued by food and health authorities, and prefer a knowledge derived through self-experimentation. By measuring and quantifying their everyday food intake and outtake, they aim to develop a — supposedly precise — data-driven understanding of their bodies and diets. ​PN provides opportunities for empowered human-food relationships but also risks regarding limited scientific validity, health safety, and data security. <text:s/>This talk presents findings from our long-term research on emerging PN technologies, practices, and issues. I will discuss a three-year ethnographic study of the ​Complete Foods​ community of ‘diet hackers’ replacing their daily meals with personalized food powders, and share insights from our recent ​DNA Diets​ project exploring the risks and opportunities of gene-based PN. The ​Complete Foods​ (CF) study ​(2014-2017) involved interviews with 65 ​CF dieters, a content analysis of three ​CF​ ​community forums, and two autoethnographic self-experiments where I probed the opportunities and limitations of the diet on myself. The ​DNA Diets​ study initiated in 2019, involves experiments with the Promethease service enabling a DIY analysis of personal DNA test reports, and crafting of dinner menus tailored to my and collaborator’s genetic codes. ​Findings from both case studies will be discussed within the broader context of food-tech innovation and data-driven optimization of everyday food and health practice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office:value-type="string" calcext:value-type="string">
            <text:p>Martin Habovštiak</text:p>
          </table:table-cell>
          <table:table-cell office:value-type="string" calcext:value-type="string">
            <text:p>UX challenges of the Bitcoin ecosystem</text:p>
          </table:table-cell>
          <table:table-cell office:value-type="string" calcext:value-type="string">
            <text:p>In some ways, Bitcoin UX is already better than Internet banking. In other ways, it's much worse. This presentation will describe experiences of visitors of Paralelna Polis Bratislava as well as experience of techies, who tried to use Lightning Network. The talk will also suggest improvements to make opting-out easier and possible for more people.</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adim Kozub, Michal Zatřepálek, Jakub Hamata</text:p>
          </table:table-cell>
          <table:table-cell office:value-type="string" calcext:value-type="string">
            <text:p>Story of Parallel Garden: Making Environmental Change From Scratch</text:p>
          </table:table-cell>
          <table:table-cell office:value-type="string" calcext:value-type="string">
            <text:p>You know the feeling: There is a an issue. The big one and globally significant. You understand its urgency and you would like to solve it. And you are alone, or there is only few of you. So what can you do? Get involved in politics. Initiate the protests or get involved in the existing ones. Will you succeed? Maybe or maybe not. <text:s/>There is also another way of investing your time and energy - start the change on your own. Get a couple of similar minded people and start working on practical solutions. Make the first prototype. Then, address the relevant community with it and analyze the feedback. Learn, develop and scale after then. <text:s/>As a members of Paralelni Polis community, we were surrounded by several environmental clichés, mostly about the eco-unfriendly cryptocurrency mining. Actually, their substance was similar to many others environmental issues: many debates and only a few practically-based conclusions with very poor impact. So, we decided to take action. We built up our first hydroponic system, start cooperation with hackerspace in order to include automation. And start the path to automated rooftop greenhouse. We also open-sourced all of our know-how in order to make it spread as far as possible. The accurate feedback on the effect of our actions was substantial to us - so we refused state-based financial sources and emphasize the peer-to-peer relation. We will be happy to share our story with you! In the meantime, we don 't waste time and iterate! <text:s/>AFTER THE TALK you are more than welcomed to join the guided tour - Parallel Garden team will show you hydroponic systems and FarmBot installed in Paralelní Polis and tell you further details.</text:p>
          </table:table-cell>
          <table:table-cell table:style-name="Default"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01:00</text:p>
          </table:table-cell>
          <table:table-cell office:value-type="string" calcext:value-type="string">
            <text:p>Max Hampshire, Paul Seidler</text:p>
          </table:table-cell>
          <table:table-cell office:value-type="string" calcext:value-type="string">
            <text:p>Counterecologies: a select history of autonomy, sovereignty and ecology in the cryptosphere</text:p>
          </table:table-cell>
          <table:table-cell office:value-type="string" calcext:value-type="string">
            <text:p>Science fiction has always served as a testbed for the reimagining of possible organizational structures outside of the existing state apparatus. We will present a historical analysis of previous attempts - both in SF literature and IRL - to exit existing power structures and move towards a practice of creating counter-economic and ecologically-oriented organizational structures, as well as discuss the tactics and experiments for doing so we assumed whilst working on terra0. Following this grounding, we will present our conceptualization of counter-economic ecological actions, how DLT, p2p systems and asymmetric key cryptography can help actualize them, and what we think this means for the future of tech development and social coordinati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Petr Lupač</text:p>
          </table:table-cell>
          <table:table-cell office:value-type="string" calcext:value-type="string">
            <text:p>Constructing parallel opt-out infrastructures: A sociological contribution</text:p>
          </table:table-cell>
          <table:table-cell office:value-type="string" calcext:value-type="string">
            <text:p>We are deeply entrenched in numerous socio-technological systems that structure our everyday life. They function by channelling, prohibiting, controlling, limiting, categorizing, standardizing (…) our behaviour. Just count how many of these systems you have “joined/used” to this very day. <text:s/>Current ideas and attempts at finding a technological solution to help us opt out from this “first constrained realm” are not entirely novel. In light of this congress, the one most worth considering is the very notion of a decentralized and free computer network, one which should catalyse a positive societal revolution and leave behind the evils of centralised and alienating state-corporate systems. <text:s/>By employing a sociological approach (namely sociology of technology), we will look at what went wrong in the socio-technical history of the free computer network project and examine how the resulting system forms new hard-to-escape dependencies. <text:s/>Was A Declaration of the Independence of Cyberspace too early, just in time or too late? Is it even possible to construct a technological infrastructure to opt out of “the first realm“? Which sociological criteria would facilitate an opt-out system? And lastly, how are new dependencies formed when two parallel systems meet? </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Tone Vays</text:p>
          </table:table-cell>
          <table:table-cell office:value-type="string" calcext:value-type="string">
            <text:p>Bitcoin - There Can Only be One</text:p>
          </table:table-cell>
          <table:table-cell office:value-type="string" calcext:value-type="string">
            <text:p>Dominance is back to 70%, which begs the following question: is it just getting started as it surpasses it's former status (pre-2017 bubble) or will the Alt Season come back? This presentation will thoroughly demonstrate how Altcoins like Litecoin &amp; Monero and Blockchians like Ethereum &amp; Cordana are truly shitcoins and the only path for them is towards a value of 0.</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01:00</text:p>
          </table:table-cell>
          <table:table-cell table:style-name="ce8" office:value-type="string" calcext:value-type="string">
            <text:p>Matthias Tarasiewicz</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01:00</text:p>
          </table:table-cell>
          <table:table-cell office:value-type="string" calcext:value-type="string">
            <text:p>Robin Hanson</text:p>
          </table:table-cell>
          <table:table-cell office:value-type="string" calcext:value-type="string">
            <text:p>Who Vouches For You?: A Radical Crime Law Proposal (Livestream)</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 </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01:00</text:p>
          </table:table-cell>
          <table:table-cell office:value-type="string" calcext:value-type="string">
            <text:p>Oldrich Voyta</text:p>
          </table:table-cell>
          <table:table-cell office:value-type="string" calcext:value-type="string">
            <text:p>Workshop - What is Electrically conductive fibre, fabric and their use in clothing industry?</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mall Hub</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01:00</text:p>
          </table:table-cell>
          <table:table-cell office:value-type="string" calcext:value-type="string">
            <text:p>Charles Hill</text:p>
          </table:table-cell>
          <table:table-cell office:value-type="string" calcext:value-type="string">
            <text:p>Workshop - Double-spending: There's an app for that!</text:p>
          </table:table-cell>
          <table:table-cell office:value-type="string" calcext:value-type="string">
            <text:p>Double-spending: There's an app for that! Lead by Charles Hill <text:s/>During this workshop you will learn everything there is to know about double- spending: Various types of double-spend attacks explained, the current state of the ecosystem as it relates to double-spend attack mitigation, and finally the audience will be invited to try double-spending for themselves using a ready- made mobile application. <text:s/>About Charles Hill Charles is a cryptocurrency enthusiast, programmer, and researcher. He has many years of professional experience developing mobile and web applications while working for start-ups in Europe as well as the United States. He is a long-time open-source contributor and for the past few years he has been working full-time developing cryptocurrency payment systems <text:s/>Equipment needed: Android device to install an app</text:p>
          </table:table-cell>
          <table:table-cell table:style-name="Default" office:value-type="string" calcext:value-type="string">
            <text:p>Small Hub</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01: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 Lead by Michael Schloh von Bennewitz <text:s/>HCPP supports your creative hacker instincts by offering the first ever Badge Clinic. Find it in the published floor map, and join us to learn and push the limits of your hardware hacking ability. <text:s/>The HCPP19 Electronic Badge's test points TP(num) and solderfield SF(num) labeled HACK! exist for an important reason: To foster our common hardware hacking skills. <text:s/>Come to the Badge Clinic to explore the features of your electronic badge(s) in depth, as well as conduct experiments and modifications. Become a creative hardware hacker as a electronics instructor guides you to satisfy curiosity and creatively explore technical customisations. <text:s/>- Simply assisting with smartphone readerer devices - Tapping the EEPROM storage with a chip leg clamp - Reading and writing I2C signals with a logic analyser - Sending commands and configuring with a bus pirate - Aiding wearability by adding a magnetic badge mount <text:s/>Badge Clinic can be found in Hackerspace/Lab under Bitcoin Coffee during whole HCPP!</text:p>
          </table:table-cell>
          <table:table-cell office:value-type="string" calcext:value-type="string">
            <text:p>Hackerspace</text:p>
          </table:table-cell>
          <table:table-cell office:value-type="string" calcext:value-type="string">
            <text:p>Talks</text:p>
          </table:table-cell>
          <table:table-cell table:number-columns-repeated="57"/>
        </table:table-row>
        <table:table-row table:style-name="ro1">
          <table:table-cell office:value-type="float" office:value="1" calcext:value-type="float">
            <text:p>1</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office:value-type="string" calcext:value-type="string">
            <text:p>Music</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Luis Cuende</text:p>
          </table:table-cell>
          <table:table-cell office:value-type="string" calcext:value-type="string">
            <text:p>Opting out of the legal system: Introducing a decentralized court</text:p>
          </table:table-cell>
          <table:table-cell office:value-type="string" calcext:value-type="string">
            <text:p>Crypto is disintermediating and commoditizing many things that used to be monopolies. Currency is an example of a monopoly that used to be owned by the nation state. But if we go to the very core of what nation states provide, they provide legal security and asset protection. They do that by implementing a court and legal system. Thanks to crypto and advancements in smart contract systems, we can now implement a fully decentralized court system. Let's explore how, and review how Aragon is implementing this system as an Internet-native jurisdiction for decentralized organizations and sovereign individual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Ken Schoolland</text:p>
          </table:table-cell>
          <table:table-cell office:value-type="string" calcext:value-type="string">
            <text:p>The Oldest and Most Feared Opt-Out Strategy: Migration</text:p>
          </table:table-cell>
          <table:table-cell office:value-type="string" calcext:value-type="string">
            <text:p>Throughout history and around the world people have been 1) intent on controlling others; 2) content to be controlled; and 3) determined to be free of control by others. The latter group is constantly seeking and preparing contingencies for their own eventual and necessary escape to freedom. This can be aided by contemplating the paths taken by more than 240 million others in recent years with varying degrees of success. And surely the numbers would be much greater except for the multitude and measure of the obstacles.</text:p>
            <text:p/>
            <text:p>Some paths to freedom are crude and unsophisticated, but nonetheless imaginative and brazen. The most apparent and direct way to avoid the clutches of tyranny is to physically move to places of relatively less tyranny. The movement of great numbers of people around the planet evokes passions of both courage and fear with all the consequent conflict and trauma for leavers &amp; remainers as well as for inviters &amp; excluders.</text:p>
            <text:p/>
            <text:p>Ironically, much of the desperation of people in poor countries is aggravated by some, perhaps well-intentioned but calamitous, behavior by governments in prosperous countries: i.e. trade manipulations, drug wars, and assistance to foreign rulers. This assistance to rulers includes the closing of escape routes. Likewise, well-intentioned domestic government assistance and a multitude of labor and commercial laws have forcefully aggravated the adjustment and tolerance of migration into relatively prosperous and free countries.</text:p>
            <text:p/>
            <text:p>Of many models possible as a solution to these dilemmas of migration, Hong Kong provides useful historical lessons that are practical, humanitarian, and ethical from a libertarian perspectiv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Karel Hulec</text:p>
          </table:table-cell>
          <table:table-cell office:value-type="string" calcext:value-type="string">
            <text:p>Panel - BEYOND VIRTUAL REALITY</text:p>
          </table:table-cell>
          <table:table-cell office:value-type="string" calcext:value-type="string">
            <text:p>Is it possible to opt-out from the real world to virtual reality? It this kind of nonsense question or are we heading to the world without physical barriers? We started to develop this technology in 60s, so many could remember Ivan Sutherland experimenting with head mounted display. Today researchers, engineers and developers are looking for new challenges in delivering this technology to public. But what does it really mean for us? What happens to virtual reality when it merges with idea of decentralization and blockchain? Within this panel discussion we would like to discuss a few topic related to virtual reality and its application.</text:p>
            <text:p/>
            <text:p>We will introduce three projects:</text:p>
            <text:p>Decentraland - a virtual reality platform supported by the Ethereum Blockchain. Users can create, experience, and monetize content and applications. The community permanently owns land in Decentraland, so they have full control over their creations. Users claim ownership of virtual land in a block-based package of packages. Landowners control what content is published in their land.</text:p>
            <text:p>Michal Takáč - former Decentraland employee, PhD student at Technical University in Košice, board member at Paralelná Polis Košice, entrepreneur and software engineer with passion for new technologies. Currently exploring VR/AR possibilities, interested in smart cities, smart home technologies, cryptocurrencies, smart contracts.</text:p>
            <text:p/>
            <text:p>Somnium Space - an open, social and persistent VR world built on the blockchain where everyone can buy land, build or import objects and avatars, easily monetize their experiences and immerse themselves into completely alternative reality. The long-term vision is to create a virtual environment which offers a rich addition to reality, packed with new and exciting possibilities. Built as a cross-platform world, Somnium Space allows people to experience one constantly expanding, seamless single instance shaped by players. Combined with an in-world economy, it provides a next step towards a true metaverse experience.</text:p>
            <text:p>Artur Sychov - he worked as an investment trader for years before becoming a serial entrepreneur. He is a Founder and CEO of Somnium Space and an angel investor. He has founded several startups and holds several patents for hardware inventions which he has implemented into the market. Artur strongly believes in the ultimate future of virtual worlds.</text:p>
            <text:p/>
            <text:p>NeosVR - an innovative metaverse engine designed to accelerate the development of social VR applications. It is built on top of a novel scripting engine that integrates engine logic, synchronization and asynchronous job and asset processing into a seamless whole.</text:p>
            <text:p>This gives creators, engineers, developers or scientists the ability to focus on the behavior of their creations and what makes them unique, with automatic support for a wide variety of VR devices, online collaboration/multiplayer and cloud functionality, both for the development and the project.</text:p>
            <text:p/>
            <text:p>Karel Hulec - futurist, generalist and enthusiastic tech analytic to the bone, who has always had a knack for combining business and technology. He joined the cryptocurrency community and cryptocurrency mining operations early on, reinvesting earnings to fund other innovative decentralized projects and his VR endeavors. Starting with the development and manufacturing of virtual reality hardware, and joining forces with Tomáš Mariančík on advanced virtual reality software development later on.</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Reinaldo Escobar Casas</text:p>
          </table:table-cell>
          <table:table-cell office:value-type="string" calcext:value-type="string">
            <text:p>Freedom shortcuts to information highways</text:p>
          </table:table-cell>
          <table:table-cell office:value-type="string" calcext:value-type="string">
            <text:p>echnological difficulties in connecting to the network, coupled with high prices and a control policy that attempts to censor sites where it disagrees with the government, create an atmosphere that hinders Cubans' relationship with the Internet.</text:p>
            <text:p/>
            <text:p>Young people manage to overcome obstacles by creating alternative networks and looking for a type of VPN or anonymous proxy, but the authorities do not stop generating prohibitions arguing the need to guarantee computer security.</text:p>
            <text:p/>
            <text:p>A strong social demand has been generated to improve connectivity and expand the spaces to visit. In the complicated situation of Cuba that suffers from the trade restrictions imposed by the United States and where the government applies an internal blockade, the solutions mix political audacity, technological innovation and economic entrepreneurship.</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Smuggler</text:p>
          </table:table-cell>
          <table:table-cell table:style-name="ce9" office:value-type="string" calcext:value-type="string">
            <text:p>The Forgotten Art of Anonymous Digital Cash: Opting-out of complexity and tracking in the sharing economy and beyond</text:p>
          </table:table-cell>
          <table:table-cell office:value-type="string" calcext:value-type="string">
            <text:p>Cypherpunks and cryptoanarchists have always dreamt of truely anonymous financial systems. This lead to Bitcoin and other blockchain cryptocurrencies. One episode of this development is widely overlooked today: Digital Cash, eCash, eCache and other Digital Bearer Certificate (DBC) systems.</text:p>
            <text:p/>
            <text:p>DBCs enable blazing fast, anonymous and untraceable transactions that resemble cash transactions much closer than cryptocurrencies. They are conceptually simple and require much less complex infrastructures. Nevertheless they have been ignored by cryptoanarchist researchers over the last decade.</text:p>
            <text:p/>
            <text:p>In this talk we shall explore the necessary properties of government-independent value transfer systems, how to decentralize DBCs, and what a future with digital anonymous micro-transactions means for the realization of cryptoanarchist idea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20:00</text:p>
          </table:table-cell>
          <table:table-cell office:value-type="string" calcext:value-type="string">
            <text:p>01:00</text:p>
          </table:table-cell>
          <table:table-cell/>
          <table:table-cell office:value-type="string" calcext:value-type="string">
            <text:p>Paralelní Polis Golden Coin Auction</text:p>
          </table:table-cell>
          <table:table-cell/>
          <table:table-cell office:value-type="string" calcext:value-type="string">
            <text:p>Studio 1</text:p>
          </table:table-cell>
          <table:table-cell office:value-type="string" calcext:value-type="string">
            <text:p>Other</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table:style-name="ce8" office:value-type="string" calcext:value-type="string">
            <text:p>Michal Postránecký</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table:style-name="ce8" office:value-type="string" calcext:value-type="string">
            <text:p>Yisi Liu</text:p>
          </table:table-cell>
          <table:table-cell office:value-type="string" calcext:value-type="string">
            <text:p>Enhanced Privacy with Decentralized Identity</text:p>
          </table:table-cell>
          <table:table-cell office:value-type="string" calcext:value-type="string">
            <text:p>A brief introduction to decentralized identities and how our open-source company enables users to talk freely on the existing Internet.</text:p>
            <text:p/>
            <text:p>People are under massive censorship on the current Internet. They cannot escape but stay because they never have an option: all their connections are still on the same platforms and most of them don't even know that their privacies are being violated. We will discuss this problem first and then propose our solution: maskbook.com and tessercube.com. Both of them are adopting a decentralized identity idea and enables users to protect their privacies without being violated by the companies. People finally got an alternative option that not only preserves their privacies but also letting them stay on the existing Internet. We believe this would help users move towards crypto-anarchism.</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Spyros Dovas</text:p>
          </table:table-cell>
          <table:table-cell office:value-type="string" calcext:value-type="string">
            <text:p>Crypto-Enabled Time Travel</text:p>
          </table:table-cell>
          <table:table-cell office:value-type="string" calcext:value-type="string">
            <text:p>Technology to skip the present times is available today, and improving fast. It is not for the faint-hearted, for sure. But for safely landing into the future, not as a poor immigrant from the past, but rather as a rich tourist, technology is not enough. The right incentives must get aligned and be put to work. This talk is about what is missing, and how Crypto could be the final ingredient to really achieve time travel.</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Ketominer, Bitcannery</text:p>
          </table:table-cell>
          <table:table-cell office:value-type="string" calcext:value-type="string">
            <text:p>Lightning Talks</text:p>
          </table:table-cell>
          <table:table-cell office:value-type="string" calcext:value-type="string">
            <text:p>Ketominer</text:p>
            <text:p>BIO</text:p>
            <text:p>"Full stack" person (electronics to code to networks). Started by electronics and programming at age 7, moved to networking when Internet became mainstream. Built several hosting companies and now applying accumulated knowledge in the Bitcoin space after discovering myself being a crypto anarchist at HCPP17.</text:p>
            <text:p/>
            <text:p>ABSTRACT - Selling noodles for fun and profit</text:p>
            <text:p>In this talk, I present a hypothetical noodle cooking and delivery business as an example of tools that one could use to create a business accepting only bitcoin and spending (mostly) fiat.</text:p>
            <text:p>Challenges are many, bitcoiners always helpful.</text:p>
            <text:p>- Being blocked (and sometimes unblocked) by exchanges, prepaid cards, payments gateways, banks...  </text:p>
            <text:p>- Paying (less) customs  </text:p>
            <text:p>- Avoiding customers to pay customs (mostly)  </text:p>
            <text:p>- Shipping stuff around the world without giving sender address  </text:p>
            <text:p>- Using less regarding services to avoid limitations and KYC  </text:p>
            <text:p>- List of services still working at the time of the conference to conduct an "unbusiness" from Europe</text:p>
            <text:p/>
            <text:p/>
            <text:p>Bitcannery</text:p>
            <text:p>BIO</text:p>
            <text:p>Pavel is a tech advisor and entrepreneur with the special interest for the modern anti-systemic movements and frameworks. He represents an informal multinational development team.</text:p>
            <text:p/>
            <text:p>ABSTRACT - It is all in your head: safekeeping in the digital era.</text:p>
            <text:p>Bitcannery time-locks an encrypted message on a blockchain to be auto-decrypted at a set point in time.</text:p>
            <text:p>That point in time can be continuously pushed forward by the sender. This is useful for data escrow, data leaks, last-resort backups, inheritance, insurance and data storage.</text:p>
          </table:table-cell>
          <table:table-cell office:value-type="string" calcext:value-type="string">
            <text:p>Institute of Cryptoanarchy</text:p>
          </table:table-cell>
          <table:table-cell office:value-type="string" calcext:value-type="string">
            <text:p>Lightning 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Kilian Rausch</text:p>
          </table:table-cell>
          <table:table-cell office:value-type="string" calcext:value-type="string">
            <text:p>OpenDEX - A Protocol for Unstoppable P2P Trading</text:p>
          </table:table-cell>
          <table:table-cell table:style-name="ce12" office:value-type="string" calcext:value-type="string">
            <text:p>The talk covers architecture design choices, the different layers involved, the p2p messaging layer and discusses scalability. The second part demos a trade of an implementation implementing the OpenDEX protocol, an atomic swap between Bitcoin and DAI, a USD stablecoin via the Lightning and Raiden Network. The last part discusses the transition to a community-driven, open &amp; token free protocol and gives a glimpse into implications for society.</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Joerg Platzer</text:p>
          </table:table-cell>
          <table:table-cell office:value-type="string" calcext:value-type="string">
            <text:p>The inevitable and awful end of the grand Bitcoin experiment</text:p>
          </table:table-cell>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01:00</text:p>
          </table:table-cell>
          <table:table-cell office:value-type="string" calcext:value-type="string">
            <text:p>Travin Keith</text:p>
          </table:table-cell>
          <table:table-cell office:value-type="string" calcext:value-type="string">
            <text:p>The Dehumanizing Process of Immigration Systems</text:p>
          </table:table-cell>
          <table:table-cell office:value-type="string" calcext:value-type="string">
            <text:p>Numerous immigration systems around the world are broken. Though part of the reason is due to illegal immigration, a significant amount remains fixable, but isn't, due to the fact that most citizens of countries are never exposed to the problem, and most legal immigrants, sometimes known as an expat, either prefer to not do anything about it, perhaps out of fear of being mistreated, or are not able to influence change. Because of this, many problems remain that reduce the value of an individual and their own merits to where they were born, something that they have no control over, that cause burdensome processes that stifle business growth and economic freedom, or outright rejection. This presentation will go over relevant data from immigration policies around the world as well as personal experiences from the speaker, a former digital nomad who has traveled to 31 countries and lived in 8 of them, all while holding a passport of a country with a Global Passport Ranking of 133 out of 199 countries.</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01:00</text:p>
          </table:table-cell>
          <table:table-cell office:value-type="string" calcext:value-type="string">
            <text:p>Juraj Bednár</text:p>
          </table:table-cell>
          <table:table-cell office:value-type="string" calcext:value-type="string">
            <text:p>Financial surveillance and crypto utopias</text:p>
          </table:table-cell>
          <table:table-cell office:value-type="string" calcext:value-type="string">
            <text:p>In a world where financial surveillance is a norm and banking secrecy is gone, what are our option? And how does the surveillance apparatus really work?</text:p>
            <text:p/>
            <text:p>The introduction of global regulations on financial transactions had a profound effect. As far as we know, no terrorists were caught because of them. Banking secrecy is gone. It is more difficult to conduct international business. International transactions are being examined and blocked. Commerce is slowing down. The banks are running a police station for the state, enforcing a regulation that is not clear. Conducting international business has become unpredictable.</text:p>
            <text:p/>
            <text:p>This creates the value proposition for cryptocurrencies. They bring back privacy, the speed of transactions and are regulated by code, not international agreements. They are difficult to confiscate, some of them are fast, most of them are cheap. And some of them are anonymous. Are cryptocurrencies the next step in the evolution of the financial sector? Or is it a parallel solution to a pressing issue?</text:p>
            <text:p/>
            <text:p>This talk looks at the development of financial surveillance. It looks at current financial surveillance and risk management systems. It covers the best use-cases for cryptocurrencies and their value proposition. They are not speculation for gamblers, but a solution to a new pressing issue.</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Park Jung Oh</text:p>
          </table:table-cell>
          <table:table-cell office:value-type="string" calcext:value-type="string">
            <text:p>Hacking the North Korean Regime via the Ocean</text:p>
          </table:table-cell>
          <table:table-cell office:value-type="string" calcext:value-type="string">
            <text:p>Mr. Park Jung Oh, a well-known North Korean defector activist based in Seoul, South Korea, is the ONLY defector who currently sends in outside/banned information to the North Korean people directly, on a regular basis (twice a month, since 2016), using the ocean, plastic water bottles, and rice as a vehicle to deliver USBs and microSD cards.</text:p>
            <text:p/>
            <text:p>Mr. Park will talk about the genesis of this unique delivery method for information dissemination into North Korea; how and what changes these USBs cause inside North Korea when the citizens view them; how this delivery method, while very low-tech, is one way of 'hacking' the regime and bypassing the North Korean regime's control to send not only humanitarian aid, but more importantly, information directly to the people inside North Korea; and how others can get involved and participate in this project, which is the only regularly scheduled and carried out work in terms of information dissemination into North Korea.</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Amin Rafiee</text:p>
          </table:table-cell>
          <table:table-cell office:value-type="string" calcext:value-type="string">
            <text:p>The Age of Decentralization: Society 3.0</text:p>
          </table:table-cell>
          <table:table-cell office:value-type="string" calcext:value-type="string">
            <text:p>As we draw closer to an era where we are no longer bound by centralized rules dictating how our societies should function, we are in need of tools that can support our journey forward.</text:p>
            <text:p/>
            <text:p>Our societies have been built from the top-down. Enforcement branching out with no care about how it would effect the people who must pay dearly for its fruits. We are all capable of assessing our needs, we are all capable of building a world shaped by those who live in it, rather than those who enjoy the privileged seats assigned to them.</text:p>
            <text:p/>
            <text:p>Regulations are pushing to create boundaries for us to play in. Like obsessive parents, we are being told to play within the limits of their vision. As though the rules they had assigned us had done us any good thus far. The failure to see and acknowledge this has been the root cause of our perish. We are no longer looking for guidance, we seek something much greater. A sign of hope not built by fortune tellers, but by those who have all of humanity in mind. What tools can we use to "opt-out"? Join me for yet another interactive presentatio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01:00</text:p>
          </table:table-cell>
          <table:table-cell office:value-type="string" calcext:value-type="string">
            <text:p>Josef Tětek</text:p>
          </table:table-cell>
          <table:table-cell office:value-type="string" calcext:value-type="string">
            <text:p>Bitcoin's Security Budget is Adequate... for now</text:p>
          </table:table-cell>
          <table:table-cell office:value-type="string" calcext:value-type="string">
            <text:p>Towards a theory of adequate mining rewards. While some analysts have tried to derive the appropriate security budget / mining rewards from the future Bitcoin marketcap, I offer a bottom-up approach of looking at the onchain transacted values. We find there is an interesting correlation between how much gets transacted on-chain and how much the miners earn.</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01:00</text:p>
          </table:table-cell>
          <table:table-cell office:value-type="string" calcext:value-type="string">
            <text:p>Nick Middleton</text:p>
          </table:table-cell>
          <table:table-cell office:value-type="string" calcext:value-type="string">
            <text:p>An Atlas of Countries that Don’t Exist (Livestream)</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01:00</text:p>
          </table:table-cell>
          <table:table-cell office:value-type="string" calcext:value-type="string">
            <text:p>Carlos Garcia Ortiz</text:p>
          </table:table-cell>
          <table:table-cell office:value-type="string" calcext:value-type="string">
            <text:p>Workshop - Bleskomat: The Open Lightning ATM</text:p>
          </table:table-cell>
          <table:table-cell office:value-type="string" calcext:value-type="string">
            <text:p>Bleskomat: The Open Lightning ATM</text:p>
            <text:p>Lead by Carlos Garcia Ortiz</text:p>
            <text:p>(with support from the rest of the Bleskomat team)</text:p>
            <text:p/>
            <text:p>Come and learn how to build an open-source, open-hardware ATM for the Lightning Network. This workshop will include a hands-on demonstration of the “Bleskomat” in action, a brief talk about how it works and the challenges that were overcome during its development, and finally a questions and answers session with the creators.</text:p>
            <text:p/>
            <text:p>About Carlos Garcia Ortiz</text:p>
            <text:p>Carlos holds a masters degree in food engineering, and has diverse experience ranging from research in agricultural technologies to business valuation of agricultural companies. During the last two years he has been working as a software developer in different projects related to IoT and data visualization.</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01:00</text:p>
          </table:table-cell>
          <table:table-cell office:value-type="string" calcext:value-type="string">
            <text:p>Pavel</text:p>
          </table:table-cell>
          <table:table-cell office:value-type="string" calcext:value-type="string">
            <text:p>Workshop - Securing transactions, communication and files by one device: RMX hardware wallet approach</text:p>
          </table:table-cell>
          <table:table-cell office:value-type="string" calcext:value-type="string">
            <text:p>Securing transactions, communication and files by one device: RMX hardware wallet approach</text:p>
            <text:p>Lead by Pavel "i_a" Polach</text:p>
            <text:p/>
            <text:p>Effective digital privacy demands complex approach to all interactions in cyberspace. Anonymity of financial transactions, secure messaging and file encryption are main cornerstones and for many people, dedicated secure hardware device is essential to obtain such level of digital privacy.</text:p>
            <text:p/>
            <text:p>RMX device aims to bring this approach to the space by including Secure end-to-end encrypted messenger, AES file encryption device and Monero hardware wallet into one device equipped with native alphanumeric keyboard. Use of hardware accelerated cryptographical primitives allows RMX to become fast multi-purpose platform. This feature also enables RMX's accelerated ed25519 elliptic curve multiplication to synchronize the Monero wallet quickly and moreover - without leaking the private key.</text:p>
            <text:p/>
            <text:p>The open-source nature of the project together with relevant community participating in iterations and debuging process ensures the possible weaknesses will be eliminated. Community is crucial from the very beginning - more testers will participate, more issues can be solved before the production scaling.Incentivizing the community to participate is the principal intention behind this talk – RMX device prototypes will be available, so come, have a look at them and share your opinion!</text:p>
            <text:p/>
            <text:p>Prerequisites Knowledge:</text:p>
            <text:p>Monero basics</text:p>
            <text:p/>
            <text:p>About Pavel "i_a" Polach:</text:p>
            <text:p>Pavel "i_a" Polach is a hardware engineer, encryption enthusiast and Monero fan. Working experience as a developer for many projects from silicon development industry to IoT sphere. Lead designer in RMX hardware project. </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09:00</text:p>
          </table:table-cell>
          <table:table-cell office:value-type="string" calcext:value-type="string">
            <text:p>03:00</text:p>
          </table:table-cell>
          <table:table-cell office:value-type="string" calcext:value-type="string">
            <text:p>RIAT and Riddle+Code</text:p>
          </table:table-cell>
          <table:table-cell office:value-type="string" calcext:value-type="string">
            <text:p>Workshop - Black Crystal</text:p>
          </table:table-cell>
          <table:table-cell office:value-type="string" calcext:value-type="string">
            <text:p>“Black Crystal”</text:p>
            <text:p>Lead by RIAT and Riddle+Code</text:p>
            <text:p/>
            <text:p>The workshop follows the huge success of the previous format “decentralised ID authentication &amp; access workshop”, which has been held in RIAT Vienna in July 2019 and covered topics such as Shamir Secret Sharing, Machine Identities, and Decentralised Identifiers.</text:p>
            <text:p/>
            <text:p>The workshop at HCPP is limited to 25 people and is free of charge.</text:p>
            <text:p/>
            <text:p>Registration starts October 2 at https://www.eventbrite.com/e/black-crystal-workshop-from-riat-and-riddlecode-tickets-74826146017?ref=hcpp</text:p>
            <text:p/>
            <text:p>Pre-requirements for workshop participants</text:p>
            <text:p>- Workshop participants should have basic programming knowledge (experience with C. C++ and Arduino IDE).</text:p>
            <text:p>- Networking and Linux knowledge is required.</text:p>
            <text:p>- Basic Hardware knowledge is necessary (Raspberry Pi, HSM).</text:p>
            <text:p>- Basic concepts about hardware wallets, cryptography and public/private key systems should be of knowledge.</text:p>
            <text:p/>
            <text:p>About RIAT - Institute for Future Cryptoeconomics</text:p>
            <text:p>RIAT is an independent R+D institute focussing on Open Hardware, Blockchain and Privacy-Enabling technologies. The institute is active in Austria, Cyprus and the US and exists since 2012. The institute is</text:p>
            <text:p>one of the world’s earliest blockchain institutes. The “cryptography and hardware” division of RIAT works on communicating (open) hardware related topics to developers, enthusiasts and the general public.</text:p>
            <text:p/>
            <text:p>More information:</text:p>
            <text:p>https://riat.at/open-hardware-dialogues/</text:p>
            <text:p><text:a xlink:href="https://ohm.oshwa.org/event/open-hardware-dialogues-black-crystal/" xlink:type="simple">https://ohm.oshwa.org/event/open-hardware-dialogues-black-crystal/</text:a></text:p>
          </table:table-cell>
          <table:table-cell office:value-type="string" calcext:value-type="string">
            <text:p>Media Hub</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01: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table-cell office:value-type="float" office:value="2" calcext:value-type="float">
            <text:p>2</text:p>
          </table:table-cell>
          <table:table-cell office:value-type="string" calcext:value-type="string">
            <text:p>21:00</text:p>
          </table:table-cell>
          <table:table-cell office:value-type="string" calcext:value-type="string">
            <text:p>02:00</text:p>
          </table:table-cell>
          <table:table-cell/>
          <table:table-cell office:value-type="string" calcext:value-type="string">
            <text:p>Live Music Performance and Party</text:p>
          </table:table-cell>
          <table:table-cell/>
          <table:table-cell office:value-type="string" calcext:value-type="string">
            <text:p>Bar</text:p>
          </table:table-cell>
          <table:table-cell office:value-type="string" calcext:value-type="string">
            <text:p>Music</text:p>
          </table:table-cell>
          <table:table-cell table:number-columns-repeated="57"/>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Nelson Melina, Marc Guals, Joerg Platzer, Gideon Gallasch, Smuggler, Martin Leskovjan, Juraj Bednár, Tomas Kanócz, Pavol Lupták</text:p>
          </table:table-cell>
          <table:table-cell office:value-type="string" calcext:value-type="string">
            <text:p>Panel - Crypto Liberation Communities meetup</text:p>
          </table:table-cell>
          <table:table-cell office:value-type="string" calcext:value-type="string">
            <text:p>Let us introduce existing Crypto Liberation Communities in Catalonia, Germany, Austria, Czech Republic and Slovakia.</text:p>
            <text:p/>
            <text:p>Listen their short stories, their achievements and fails.</text:p>
            <text:p/>
            <text:p>Be inspired and create your own community!</text:p>
            <text:p/>
            <text:p>Panelists:</text:p>
            <text:p>Nelson Melina &amp; Marc Guals - Barcelona's Polis Parallela</text:p>
            <text:p>Joerg Platzer - Room 77</text:p>
            <text:p>Gideon Gallasch - Bitcoin enthusiast, Co-Founder Blockchainhotel and Bitcoin-Treff.de</text:p>
            <text:p>Smuggler - Anarplex.net / Berlin Container</text:p>
            <text:p>Martin Leskovjan - Prague's Paralelní Polis</text:p>
            <text:p>Juraj Bednár - Bratislava's Paralelná Polis</text:p>
            <text:p>Tomas Kanócz - Košice's Paralelná polis</text:p>
            <text:p/>
            <text:p>Moderated by: Pavol Lupták</text:p>
          </table:table-cell>
          <table:table-cell office:value-type="string" calcext:value-type="string">
            <text:p>Studio 1</text:p>
          </table:table-cell>
          <table:table-cell office:value-type="string" calcext:value-type="string">
            <text:p>Panel</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Sondre Bjellås</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Peter Todd Peter Todd</text:p>
          </table:table-cell>
          <table:table-cell/>
          <table:table-cell office:value-type="string" calcext:value-type="string">
            <text:p>Dishonest Devs: Defeating Insider Attacks on Decentralized Tech</text:p>
            <text:p/>
            <text:p>Decentralized systems are meant to be trustless. But our interactions with tech is always mediated by software. This talk will cover the threat, including real and hypothetical attacks, what it takes for communities to defeat these attacks, and how we can better design decentralized systems to defeat these attacks.</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Li Zhao Schoolland</text:p>
          </table:table-cell>
          <table:table-cell/>
          <table:table-cell office:value-type="string" calcext:value-type="string">
            <text:p>Why do we need to be and should be opt-out?</text:p>
            <text:p/>
            <text:p>You will find the answer from the stories of my life.</text:p>
          </table:table-cell>
          <table:table-cell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9:00</text:p>
          </table:table-cell>
          <table:table-cell office:value-type="string" calcext:value-type="string">
            <text:p>01:00</text:p>
          </table:table-cell>
          <table:table-cell/>
          <table:table-cell office:value-type="string" calcext:value-type="string">
            <text:p>Closing Speech</text:p>
          </table:table-cell>
          <table:table-cell/>
          <table:table-cell table:style-name="ce3" office:value-type="string" calcext:value-type="string">
            <text:p>Studio 1</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01:00</text:p>
          </table:table-cell>
          <table:table-cell office:value-type="string" calcext:value-type="string">
            <text:p>Michalis Kargakis</text:p>
          </table:table-cell>
          <table:table-cell table:style-name="ce3" office:value-type="string" calcext:value-type="string">
            <text:p>A view on Grin</text:p>
          </table:table-cell>
          <table:table-cell office:value-type="string" calcext:value-type="string">
            <text:p>An introduction to Grin, the first public implementation of the Mimblewimble protocol. Grin is a cryptocurrency focused on privacy, scalability, and fairness, with a bottoms-up open community that is welcoming to all kinds of contributions. This talk is going to be an overview of the project. Particularly, I will try to explore how the project fares in what I consider as its core tenets, those of privacy, scalability, and fairnes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Frank Rieger</text:p>
          </table:table-cell>
          <table:table-cell table:style-name="ce3" office:value-type="string" calcext:value-type="string">
            <text:p>Cryptography alone is not enough</text:p>
          </table:table-cell>
          <table:table-cell office:value-type="string" calcext:value-type="string">
            <text:p>Cryptocurrency from an attackers perspective means one thing: you can steal data that literally *is* money. A multitude of methods to prevent theft or at least make it harder have been developed over the years – several generations of hardware wallets, paper wallets, various elaborate cold storage systems etc. pp.. 2FA tokens for remote system access and similar devices are very similar in their properties. But they all have one weakness: if an attacker gains physical possession, the security margin shrinks – often too far. Even if an attacker can not reverse engineer the secrets out of access tokens or hardware wallets, he can manipulate the computing devices you use them with, gain valuable information through surveillance or trick you into doing stupid stuff. So the necessary protection envelope is bigger than you may think. This talk will take a look at how real-world attacks against offline and online devices are carried out these days, discuss how to develop an adequate threat model for your needs, explain some basics (like the difference between "tamper evident" and "tamper resistant") as well as typical pitfalls in this game. Finally we will show some new developments that make it easier to achieve better protection in various circumstances.</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Alena Vránova, Jason Evans</text:p>
          </table:table-cell>
          <table:table-cell office:value-type="string" calcext:value-type="string">
            <text:p>Lightning Talks</text:p>
          </table:table-cell>
          <table:table-cell office:value-type="string" calcext:value-type="string">
            <text:p>Alena Vránova</text:p>
            <text:p>BIO</text:p>
            <text:p>Alena develops early stage ideas into profitable products and services. Her track record includes several successful startups in finance and technology. Alena has over 15 years experience in leadership. She founded SatoshiLabs known for Trezor, the first bitcoin hardware wallet. Today, Alena acts as Head of Strategy for Casa.</text:p>
            <text:p/>
            <text:p>ABSTRACT</text:p>
            <text:p>The Little Bitcoin Book: Why Bitcoin Matters for your Freedom, Finances and Future</text:p>
            <text:p/>
            <text:p/>
            <text:p>Jason Evans</text:p>
            <text:p>BIO</text:p>
            <text:p>Jason is a training engineer with SUSE Linux in Prague. He specializes in writing training materials for container-based applications including Docker, Kubernetes, and Cloud Foundry. He is also deeply interested in keeping speech free even in places where it is illegal and so he is also interested in how Tor can help with that goal.</text:p>
            <text:p/>
            <text:p>ABSTRACT - Building Tor Onion Services Quickly and Securely Using Containers</text:p>
            <text:p>What is Tor? Is it merely a place for criminals to hide out on the so called "Dark Web"? Are onion services nothing more than tools to hide illegal pornography and host drug markets? We'll answer these questions as well as learn how to make simple onion services using Linux containers in my presentation. // The Crpto-Anarchist Manifesto speaks of, "the ability for individuals and groups to communicate and interact with each other in a totally anonymous manner". The goal of my presentation is to help enable individuals with the means to do this via Tor. Currently setting up an anonymous Tor onion service is not very difficult but does it take time to understand how the pieces work together. Using the Docker container method, we can minimize complexity and allow new onion services to be brought online quickly and securely. The end result I hope to accomplish is to allow people to communicate peacefully and anonymously without fear from governments and others who will not allow the free exchange of ideas.</text:p>
          </table:table-cell>
          <table:table-cell office:value-type="string" calcext:value-type="string">
            <text:p>Institute of Cryptoanarchy</text:p>
          </table:table-cell>
          <table:table-cell office:value-type="string" calcext:value-type="string">
            <text:p>Lightning Talks</text:p>
          </table:table-cell>
          <table:table-cell table:number-columns-repeated="57"/>
        </table:table-row>
        <table:table-row table:style-name="ro1">
          <table:table-cell table:style-name="ce6"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Marada</text:p>
          </table:table-cell>
          <table:table-cell/>
          <table:table-cell office:value-type="string" calcext:value-type="string">
            <text:p>Trustless loan backed by BTC</text:p>
            <text:p/>
            <text:p>How loan can be replicated using derivatives, mainly futures and swaps. And how to enter such contracts in p2p fashion. The talk examines current possibilities how to take the loan backed by hodlers BTC and how to construct loan using BTC derivatives, mainly futures and swaps. In the end simple p2p derivative construction will be described.</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Patrik Tjokorda</text:p>
          </table:table-cell>
          <table:table-cell/>
          <table:table-cell office:value-type="string" calcext:value-type="string">
            <text:p>Bitcoin peer banking</text:p>
            <text:p/>
            <text:p>Bitcoin backed trustless peer banking. What?</text:p>
            <text:p/>
            <text:p>Think peers banking peers. Alice the “hodler” going long Bitcoin, Bob the “lender” providing her dollar liquidity for an interest, Charlie “the miner” hedging to dollars, Dave the “financier” balancing demand and supply liquidity and Emily the “trader” speculating on futures, options, FXs or stocks. All just above Bitcoin as the underlying and creating a parallel trustless financial system.</text:p>
            <text:p/>
            <text:p>Think DeFi built on top of Bitcoin using Bitcoin multisig tech to get simple reliable smart contracts, using Bitcoin as the only reliable store of value.</text:p>
            <text:p/>
            <text:p>Think open source third layer on top of Bitcoin, an accounting layer that can share liquidity and reconcile across on-chain and lightning settlement layers.</text:p>
            <text:p/>
            <text:p>From theoretical concepts to real world products and how we can get this done.</text:p>
            <text:p/>
          </table:table-cell>
          <table:table-cell office:value-type="string" calcext:value-type="string">
            <text:p>Institute of Cryptoanarchy</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01:00</text:p>
          </table:table-cell>
          <table:table-cell office:value-type="string" calcext:value-type="string">
            <text:p>Harry Halpin</text:p>
          </table:table-cell>
          <table:table-cell table:style-name="ce3" office:value-type="string" calcext:value-type="string">
            <text:p>Code is a Weapon</text:p>
          </table:table-cell>
          <table:table-cell office:value-type="string" calcext:value-type="string">
            <text:p>In the era of ubiquitous surveillance and globally-banked cryptocurrency projects like Facebook's Libra, how can cryptoanarchists fight back? Through cryptographic code! We'll survey the grim state of surveillance, starting with the industrialization of NSA mass surveillance via companies like Chainanalysis to the recent targeting of Assange. We'll present two new systems that are capable of resisting even global adversaries with a full view of the network: Anonymous credentials and mix-networks.</text:p>
            <text:p/>
            <text:p>We'll explain how new advances in mix-networking can be integrated with anonymous access credentials to provide end-to-end privacy against even the most powerful of adversaries.</text:p>
            <text:p/>
            <text:p>We'll demonstrate how mix-nets provide better anonymity than either Tor or VPNs, and how probabilistic mix-networks such as Loopix can be extended to handle a decentralized environment. We'll also describe new advances in anonymous access credentials, so that with threshold signatures they also function in a decentralized environment. Lastly, we'll discuss how financial incentives enabled by blockchains allow these technologies to become self-sustaining.</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office:value-type="string" calcext:value-type="string">
            <text:p>Inbar Preiss</text:p>
          </table:table-cell>
          <table:table-cell office:value-type="string" calcext:value-type="string">
            <text:p>The revolution of decentralized journalism and its role in conflict zones</text:p>
          </table:table-cell>
          <table:table-cell office:value-type="string" calcext:value-type="string">
            <text:p>The media landscape is transforming as decentralized, peer-to-peer networks are emerging. In conflict zones, this can be a missing piece to expose what is really going on, and facilitate dialogue. What is the role of centralized media in conflict? How do can we deal with censorship and manipulation of information? Does objectivity exist?How do we prevent digital colonialism? How do we have a conversation with our enemy? </text:p>
            <text:p/>
            <text:p>It is time to acknowledge the important role of technology to provide the utmost security and freedom of speech in conflict zones and highly government-controlled areas.</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office:value-type="string" calcext:value-type="string">
            <text:p>Mark Nadal</text:p>
          </table:table-cell>
          <table:table-cell office:value-type="string" calcext:value-type="string">
            <text:p>Opt-Out of Money: for Fun &amp; Profit!</text:p>
          </table:table-cell>
          <table:table-cell office:value-type="string" calcext:value-type="string">
            <text:p>Civilization is going through a rapid radical shift, from a pre-Internet age to the Uberification of Industry, the Decentralization of Education, and the Polarization of Government. Both Industry &amp; Government have figured out how to exploit the loopholes in the economic models of Capitalism &amp; Socialism, without any ability for citizen people to opt-out. In this talk, we'll explore the 6 problems any economic system must address and see if there are holes that humanity can escape through.</text:p>
          </table:table-cell>
          <table:table-cell office:value-type="string" calcext:value-type="string">
            <text:p>Slévárna</text:p>
          </table:table-cell>
          <table:table-cell office:value-type="string" calcext:value-type="string">
            <text:p>Talks</text:p>
          </table:table-cell>
          <table:table-cell table:style-name="Default" table:number-columns-repeated="57"/>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01:00</text:p>
          </table:table-cell>
          <table:table-cell office:value-type="string" calcext:value-type="string">
            <text:p>František Vrábel</text:p>
          </table:table-cell>
          <table:table-cell/>
          <table:table-cell office:value-type="string" calcext:value-type="string">
            <text:p>Dictatorship 2.0: 'powered by AI'</text:p>
            <text:p/>
            <text:p>This analysis of hostile state sponsored disinformation will serve as an introduction to the more nuanced analysis of Facebook, which plays a key role in those campaigns. This speech will explain Facebook’s shameful business model supported by AI algorithms with no ethical and social dimensions. This way, AI is used for the nasty dehumanization of mankind – in the name of profit and even more power for Facebook’s founder.</text:p>
          </table:table-cell>
          <table:table-cell office:value-type="string" calcext:value-type="string">
            <text:p>Slévárna</text:p>
          </table:table-cell>
          <table:table-cell office:value-type="string" calcext:value-type="string">
            <text:p>Talks</text:p>
          </table:table-cell>
          <table:table-cell table:number-columns-repeated="57"/>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01:00</text:p>
          </table:table-cell>
          <table:table-cell table:style-name="Default" office:value-type="string" calcext:value-type="string">
            <text:p>Robin Cussol</text:p>
          </table:table-cell>
          <table:table-cell office:value-type="string" calcext:value-type="string">
            <text:p>Workshop - How to Crack a Private Key</text:p>
          </table:table-cell>
          <table:table-cell office:value-type="string" calcext:value-type="string">
            <text:p>How to Crack a Private Key</text:p>
            <text:p>Lead by Robin Cussol</text:p>
            <text:p/>
            <text:p>Most people take for granted that cryptography and maths secure billions of dollars worth of cryptocurrency assets everyday, but have you ever asked yourself, “How?”. During this workshop you will learn how – by attempting to crack a private key given its public key using only maths.</text:p>
            <text:p/>
            <text:p>Prerequisites Knowledge</text:p>
            <text:p>Basic mathematics including algebra</text:p>
            <text:p/>
            <text:p>About Robin Cussol</text:p>
            <text:p>After completing a PhD in Mathematics, Robin decided to apply his logical mind to impact more people through software development. He now spends most of his time coding web and mobile applications, but still enjoys the odd occasion to do some maths and explain arcane symbols.</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01:00</text:p>
          </table:table-cell>
          <table:table-cell office:value-type="string" calcext:value-type="string">
            <text:p>Tomáš Ouhel</text:p>
          </table:table-cell>
          <table:table-cell office:value-type="string" calcext:value-type="string">
            <text:p>Workshop - Future of decentralised species conservation</text:p>
          </table:table-cell>
          <table:table-cell office:value-type="string" calcext:value-type="string">
            <text:p>Future of decentralised species conservation</text:p>
            <text:p>Lead by Tomáš Ouhel</text:p>
            <text:p/>
            <text:p>Rapid loss of biodiversity has been overshadowed by ongoing world debate about climate changes with outcomes of so called “global warming”. Governments and multinational NGOs are claiming their efforts in reducing carbon emissions in order to prove their commitments and transferring money between climate funds with very small real impact. But unfortunately we are losing whole species without further notice and no one knows which of these species loose may be the fatal one. If we look precisely into the core of the problems we can identify many small actions which can be taken to have a big impact. We will demonstrate you how small changes in to the old systems using high-tech can cause big impact on species survival for example with critically endangered sea turtles. Species conservation is now opening to decentralised leadership and may become a field for successful implementation of blockchain technology, local communities may uberised the acts for wildlife and get benefits accordingly. There is a long journey of full decentralisation in biodiversity conservation, but it is time to start now.</text:p>
            <text:p/>
            <text:p>About Tomáš Ouhel</text:p>
            <text:p>Zoologist Tomáš Ouhel is the director of the Silent Forest World Conservation Campaign and he has also personal experience in fighting poachers in Indonesia.</text:p>
          </table:table-cell>
          <table:table-cell office:value-type="string" calcext:value-type="string">
            <text:p>Small Hub</text:p>
          </table:table-cell>
          <table:table-cell office:value-type="string" calcext:value-type="string">
            <text:p>Workshop</text:p>
          </table:table-cell>
          <table:table-cell table:number-columns-repeated="57"/>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01:00</text:p>
          </table:table-cell>
          <table:table-cell table:style-name="Default"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office:value-type="string" calcext:value-type="string">
            <text:p>Workshop</text:p>
          </table:table-cell>
          <table:table-cell table:number-columns-repeated="57"/>
        </table:table-row>
        <table:table-row table:style-name="ro1" table:number-rows-repeated="26">
          <table:table-cell table:style-name="Default" table:number-columns-repeated="7"/>
          <table:table-cell table:number-columns-repeated="58"/>
        </table:table-row>
        <table:table-row table:style-name="ro1" table:number-rows-repeated="1048486">
          <table:table-cell table:number-columns-repeated="65"/>
        </table:table-row>
        <table:table-row table:style-name="ro1">
          <table:table-cell table:number-columns-repeated="65"/>
        </table:table-row>
      </table:table>
      <table:named-expressions/>
      <table:database-ranges>
        <table:database-range table:name="__Anonymous_Sheet_DB__0" table:target-range-address="Sheet1.A1:Sheet1.G89" table:display-filter-buttons="true">
          <table:sort>
            <table:sort-by table:field-number="0" table:data-type="automatic"/>
            <table:sort-by table:field-number="5"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03:07:02.1929706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nas </meta:initial-creator>
    <meta:creation-date>2019-10-01T22:23:44.657633255</meta:creation-date>
    <dc:date>2019-10-04T04:06:35.358830755</dc:date>
    <dc:creator>Jonas </dc:creator>
    <meta:editing-duration>PT1H32S</meta:editing-duration>
    <meta:editing-cycles>13</meta:editing-cycles>
    <meta:generator>LibreOffice/6.3.0.4$Linux_X86_64 LibreOffice_project/30$Build-4</meta:generator>
    <meta:document-statistic meta:table-count="1" meta:cell-count="487" meta:object-count="0"/>
  </office:meta>
</office:document-meta>
</file>